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2">
      <style:text-properties officeooo:paragraph-rsid="000b32f2"/>
    </style:style>
    <style:style style:name="P2" style:family="paragraph" style:parent-style-name="Standard">
      <style:text-properties officeooo:paragraph-rsid="000b32f2"/>
    </style:style>
    <style:style style:name="P3" style:family="paragraph" style:parent-style-name="Standard">
      <style:text-properties officeooo:rsid="000dbe6b" officeooo:paragraph-rsid="000dbe6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1.6 Projektschnittstellen</text:h>
      <text:p text:style-name="P2"/>
      <text:p text:style-name="P3">Als Schnittstelle verwenden wir die sogenannte SPI Schnittstelle (Bild im Anhang A10 Schnittstelle) Da dies die kostengünstigst Variante für die Projektanforderung war. </text:p>
      <text:p text:style-name="P3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ucida Sans1" svg:font-family="'Lucida Sans'" style:font-family-generic="swiss"/>
    <style:font-face style:name="Arial" svg:font-family="Arial" style:font-family-generic="roman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de" fo:country="DE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line-height="100%" fo:keep-together="always" fo:keep-with-next="always"/>
      <style:text-properties fo:color="#2fa085" style:font-name="Arial" fo:font-family="Arial" style:font-family-generic="roman" style:font-pitch="variable" fo:font-size="14pt" style:font-name-asian="NSimSun" style:font-family-asian="NSimSun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19-09-18T10:34:23.364000000</meta:creation-date>
    <meta:editing-duration>PT8M25S</meta:editing-duration>
    <meta:editing-cycles>3</meta:editing-cycles>
    <meta:generator>LibreOffice/6.3.1.2$Windows_X86_64 LibreOffice_project/b79626edf0065ac373bd1df5c28bd630b4424273</meta:generator>
    <dc:date>2019-09-18T11:03:13.479000000</dc:date>
    <meta:document-statistic meta:table-count="0" meta:image-count="0" meta:object-count="0" meta:page-count="1" meta:paragraph-count="2" meta:word-count="24" meta:character-count="194" meta:non-whitespace-character-count="171"/>
  </office:meta>
</office:document-meta>
</file>